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 style:list-style-name="arabskie3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rzymskie1" style:list-style-name="rzymskie1"/>
    <style:style style:name="P6" style:family="paragraph" style:parent-style-name="arabskie2" style:list-style-name="arabskie2"/>
    <style:style style:name="P7" style:family="paragraph" style:parent-style-name="lacinskie.l2" style:list-style-name="cyfry2"/>
    <style:style style:name="P8" style:family="paragraph" style:parent-style-name="lacinskie.l2" style:list-style-name="_31_23"/>
    <style:style style:name="P9" style:family="paragraph" style:parent-style-name="arabskie3" style:list-style-name="arabskie3"/>
    <style:style style:name="P10" style:family="paragraph" style:parent-style-name="arabskie3" style:list-style-name="arabskie3">
      <style:text-properties officeooo:paragraph-rsid="00193443"/>
    </style:style>
    <style:style style:name="P11" style:family="paragraph" style:parent-style-name="lacinskie.l4" style:list-style-name="lacinskie.l4znowu"/>
    <style:style style:name="P12" style:family="paragraph" style:parent-style-name="_31_23" style:list-style-name="lacinskie.l4znowu"/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1">Z JĘZYKA POLSKIEGO W ROKU SZKOLNYM 2006/2007 </text:p>
      <text:p text:style-name="P1"/>
      <text:p text:style-name="P1">Magdalena Barańska, klasa 3d</text:p>
      <text:p text:style-name="P1"><text:span text:style-name="T1">Temat</text:span>: Różne oblicza władców. Porównaj wybrane portrety w oparciu o teksty dramatyczne.</text:p>
      <text:list xml:id="list3611868542" text:style-name="rzymskie1">
        <text:list-item>
          <text:p text:style-name="P5">Literatura podmiotu:</text:p>
        </text:list-item>
      </text:list>
      <text:list xml:id="list3425248635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132000569659671" text:continue-list="list3611868542" text:style-name="rzymskie1">
        <text:list-item>
          <text:p text:style-name="P5">Literatura przedmiotu:</text:p>
        </text:list-item>
      </text:list>
      <text:list xml:id="list577751435" text:style-name="arabskie2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132001614097261" text:continue-list="list132000569659671" text:style-name="rzymskie1">
        <text:list-item>
          <text:p text:style-name="P5">Ramowy plan wypowiedzi:</text:p>
        </text:list-item>
      </text:list>
      <text:list xml:id="list1120270535" text:style-name="cyfry2">
        <text:list-item>
          <text:p text:style-name="P7">Wstęp</text:p>
        </text:list-item>
      </text:list>
      <text:list xml:id="list1038808120" text:style-name="arabskie3">
        <text:list-item>
          <text:p text:style-name="P9">Rozważania dotyczące* osób sprawujących władzę oraz* sposobów rządzenia.</text:p>
        </text:list-item>
        <text:list-item>
          <text:p text:style-name="P9">"Ksiażę" Niccolo Machiavellego jako punkt odniesienia do analizy postępowania przedstawionych bohaterów – władców.</text:p>
        </text:list-item>
      </text:list>
      <text:list xml:id="list132000777387221" text:continue-list="list1120270535" text:style-name="cyfry2">
        <text:list-item>
          <text:p text:style-name="P7">Kolejność prezentowanych argumentów (treści)</text:p>
        </text:list-item>
      </text:list>
      <text:list xml:id="list2045085677" text:style-name="arabskie3">
        <text:list-item>
          <text:p text:style-name="P9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0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</text:list>
      <text:list xml:id="list132000874193407" text:continue-list="list1038808120" text:style-name="arabskie3">
        <text:list-item>
          <text:p text:style-name="P9">Zróżnicowanie* oceny postępowania Kreona jako:</text:p>
        </text:list-item>
      </text:list>
      <text:list xml:id="list1878555928" text:style-name="lacinskie.l4znowu">
        <text:list-item>
          <text:list>
            <text:list-item>
              <text:list>
                <text:list-item>
                  <text:p text:style-name="P11">władcy – tyrana i despoty surowo egzekwującego wydane prawa i rozkazy,</text:p>
                </text:list-item>
                <text:list-item>
                  <text:p text:style-name="P12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132002302720737" text:continue-list="list132000874193407" text:style-name="arabskie3">
        <text:list-item>
          <text:p text:style-name="P3">Sylwetka bezwzględnego Makbeta – władcy zbrodniarza zaślepionego namiętnością władzy, ale bezustannego borykającego się z wyrzutami sumienia:<text:tab/></text:p>
        </text:list-item>
      </text:list>
      <text:list xml:id="list132001848487686" text:continue-list="list1878555928" text:style-name="lacinskie.l4znowu">
        <text:list-item>
          <text:list>
            <text:list-item>
              <text:list>
                <text:list-item text:start-value="1">
                  <text:p text:style-name="P11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132002367797328" text:continue-list="list132000777387221" text:style-name="cyfry2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32001860713872" text:continue-list="list132001614097261" text:style-name="rzymskie1">
        <text:list-item>
          <text:p text:style-name="P5">Materiały pomocnicze</text:p>
        </text:list-item>
      </text:list>
      <text:list xml:id="list3316965357" text:style-name="_31_23">
        <text:list-item>
          <text:p text:style-name="P8">kartka z cytatami,</text:p>
        </text:list-item>
        <text:list-item>
          <text:p text:style-name="P8">prezentacja multimedialna.</text:p>
        </text:list-item>
      </text:list>
      <text:p text:style-name="P1"/>
      <text:p text:style-name="P4">Podpis zdającego</text:p>
      <text:p text:style-name="P4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kapit_20_punktowany_20__28_rzymskie_20_cyfry_29_" style:display-name="Akapit punktowany (rzymskie cyfry)" style:family="paragraph" style:parent-style-name="Standard">
      <style:paragraph-properties fo:margin-top="0.199cm" fo:margin-bottom="0cm" loext:contextual-spacing="false" fo:text-align="start" style:justify-single-word="false"/>
      <style:text-properties fo:font-weight="bold" style:font-weight-asian="bold" style:font-weight-complex="bold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align="start" style:justify-single-word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font-style="normal" fo:font-weight="normal" style:font-style-asian="normal" style:font-weight-asian="normal" style:font-style-complex="normal" style:font-weight-complex="normal"/>
    </style:style>
    <style:style style:name="lacinskie.l2" style:family="paragraph" style:parent-style-name="Standard">
      <style:paragraph-properties fo:margin-top="0cm" fo:margin-bottom="0cm" loext:contextual-spacing="false" fo:text-align="start" style:justify-single-word="false" style:writing-mode="page"/>
    </style:style>
    <style:style style:name="arabskie3" style:family="paragraph" style:parent-style-name="Standard">
      <style:paragraph-properties fo:margin-left="1.199cm" fo:margin-right="0cm" fo:margin-top="0.049cm" fo:margin-bottom="0.049cm" loext:contextual-spacing="false" fo:text-align="start" style:justify-single-word="false" fo:text-indent="-1.199cm" style:auto-text-indent="false" style:writing-mode="page">
        <style:tab-stops/>
      </style:paragraph-properties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acinskie.l4" style:family="paragraph" style:parent-style-name="Standard">
      <style:paragraph-properties fo:margin-left="0cm" fo:margin-right="0cm" fo:margin-top="0cm" fo:margin-bottom="0.101cm" loext:contextual-spacing="false" fo:text-align="start" style:justify-single-word="false" fo:text-indent="0cm" style:auto-text-indent="false" style:writing-mode="pag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Bez_20_tytułu1" style:display-name="Bez tytułu1" style:family="paragraph" style:parent-style-name="lacinskie.l4">
      <style:paragraph-properties style:writing-mode="page"/>
    </style:style>
    <style:style style:name="Bez_20_tytułu2" style:display-name="Bez tytułu2" style:family="paragraph" style:parent-style-name="lacinskie.l4">
      <style:paragraph-properties style:writing-mode="page"/>
    </style:style>
    <style:style style:name="_31_23" style:display-name="123" style:family="paragraph" style:parent-style-name="lacinskie.l4" style:list-style-name="lacinskie.l4znowu">
      <style:paragraph-properties fo:margin-left="0.64cm" fo:margin-right="0cm" fo:margin-top="0cm" fo:margin-bottom="0cm" loext:contextual-spacing="false" fo:text-indent="0.64cm" style:auto-text-indent="false" style:writing-mode="pag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margin-left="1.1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.l4znowu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cm" fo:margin-left="1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cyfry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31_23" style:display-name="1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0.6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44.297069724</meta:creation-date>
    <dc:date>2017-10-29T13:20:00.302000000</dc:date>
    <meta:editing-duration>PT21M14S</meta:editing-duration>
    <meta:editing-cycles>4</meta:editing-cycles>
    <meta:generator>LibreOffice/5.4.2.2$Windows_x86 LibreOffice_project/22b09f6418e8c2d508a9eaf86b2399209b0990f4</meta:generator>
    <meta:document-statistic meta:table-count="0" meta:image-count="0" meta:object-count="0" meta:page-count="1" meta:paragraph-count="31" meta:word-count="330" meta:character-count="2631" meta:non-whitespace-character-count="2350"/>
  </office:meta>
</office:document-meta>
</file>